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f53" officeooo:paragraph-rsid="00055f53"/>
    </style:style>
    <style:style style:name="P2" style:family="paragraph" style:parent-style-name="Standard">
      <style:text-properties officeooo:rsid="00055f53" officeooo:paragraph-rsid="00073130"/>
    </style:style>
    <style:style style:name="P3" style:family="paragraph" style:parent-style-name="Standard">
      <style:text-properties fo:font-size="14pt" fo:font-weight="bold" officeooo:rsid="00055f53" officeooo:paragraph-rsid="00055f53" style:font-weight-asian="bold" style:font-weight-complex="bold"/>
    </style:style>
    <style:style style:name="P4" style:family="paragraph" style:parent-style-name="Standard">
      <style:text-properties fo:font-size="16pt" fo:font-weight="bold" officeooo:rsid="00055f53" officeooo:paragraph-rsid="00055f53" style:font-weight-asian="bold" style:font-weight-complex="bold"/>
    </style:style>
    <style:style style:name="P5" style:family="paragraph" style:parent-style-name="Standard" style:list-style-name="L1">
      <style:text-properties fo:font-size="12pt" fo:font-weight="bold" officeooo:rsid="00055f53" officeooo:paragraph-rsid="00055f53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57a28" officeooo:paragraph-rsid="00055f53" style:font-weight-asian="normal" style:font-weight-complex="normal"/>
    </style:style>
    <style:style style:name="P7" style:family="paragraph" style:parent-style-name="Standard" style:list-style-name="L1">
      <style:text-properties officeooo:rsid="00057a28" officeooo:paragraph-rsid="00055f53"/>
    </style:style>
    <style:style style:name="P8" style:family="paragraph" style:parent-style-name="Standard" style:list-style-name="L1">
      <style:text-properties officeooo:rsid="00065aed" officeooo:paragraph-rsid="00055f53"/>
    </style:style>
    <style:style style:name="P9" style:family="paragraph" style:parent-style-name="Standard" style:list-style-name="L2">
      <style:text-properties officeooo:rsid="00065aed" officeooo:paragraph-rsid="00153f28"/>
    </style:style>
    <style:style style:name="P10" style:family="paragraph" style:parent-style-name="Standard" style:list-style-name="L1">
      <style:text-properties fo:font-weight="bold" officeooo:rsid="00055f53" officeooo:paragraph-rsid="00055f53" style:font-weight-asian="bold" style:font-weight-complex="bold"/>
    </style:style>
    <style:style style:name="P11" style:family="paragraph" style:parent-style-name="Standard" style:list-style-name="L1">
      <style:text-properties officeooo:rsid="00055f53" officeooo:paragraph-rsid="00055f53"/>
    </style:style>
    <style:style style:name="P12" style:family="paragraph" style:parent-style-name="Standard" style:list-style-name="L1">
      <style:text-properties officeooo:rsid="00153f28" officeooo:paragraph-rsid="00153f28"/>
    </style:style>
    <style:style style:name="P13" style:family="paragraph" style:parent-style-name="Standard" style:list-style-name="L2">
      <style:text-properties officeooo:rsid="00153f28" officeooo:paragraph-rsid="00153f28"/>
    </style:style>
    <style:style style:name="P14" style:family="paragraph" style:parent-style-name="Standard">
      <style:text-properties officeooo:rsid="00153f28" officeooo:paragraph-rsid="00153f28"/>
    </style:style>
    <style:style style:name="P15" style:family="paragraph" style:parent-style-name="Standard" style:list-style-name="L3">
      <style:text-properties officeooo:rsid="00153f28" officeooo:paragraph-rsid="00153f28"/>
    </style:style>
    <style:style style:name="P16" style:family="paragraph" style:parent-style-name="Standard" style:list-style-name="L2">
      <style:text-properties officeooo:rsid="00073130" officeooo:paragraph-rsid="00073130"/>
    </style:style>
    <style:style style:name="P17" style:family="paragraph" style:parent-style-name="Standard" style:list-style-name="L2">
      <style:text-properties officeooo:rsid="0014d662" officeooo:paragraph-rsid="00153f28"/>
    </style:style>
    <style:style style:name="P18" style:family="paragraph" style:parent-style-name="Standard" style:list-style-name="L2">
      <style:text-properties officeooo:rsid="00074664" officeooo:paragraph-rsid="00153f28"/>
    </style:style>
    <style:style style:name="P19" style:family="paragraph" style:parent-style-name="Standard" style:list-style-name="L2">
      <style:text-properties officeooo:rsid="000f4d6c" officeooo:paragraph-rsid="000f4d6c"/>
    </style:style>
    <style:style style:name="P20" style:family="paragraph" style:parent-style-name="Standard" style:list-style-name="L2">
      <style:text-properties officeooo:rsid="000f6ec1" officeooo:paragraph-rsid="000f4d6c"/>
    </style:style>
    <style:style style:name="P21" style:family="paragraph" style:parent-style-name="Standard" style:list-style-name="L2">
      <style:text-properties officeooo:rsid="000e9f61" officeooo:paragraph-rsid="00153f28"/>
    </style:style>
    <style:style style:name="P22" style:family="paragraph" style:parent-style-name="Standard" style:list-style-name="L2">
      <style:text-properties officeooo:rsid="00187681" officeooo:paragraph-rsid="00187681"/>
    </style:style>
    <style:style style:name="P23" style:family="paragraph" style:parent-style-name="Standard" style:list-style-name="L2">
      <style:text-properties officeooo:rsid="0018eb9e" officeooo:paragraph-rsid="0018eb9e"/>
    </style:style>
    <style:style style:name="P24" style:family="paragraph" style:parent-style-name="Standard">
      <style:paragraph-properties fo:break-before="page"/>
      <style:text-properties officeooo:rsid="00153f28" officeooo:paragraph-rsid="00153f28"/>
    </style:style>
    <style:style style:name="T1" style:family="text">
      <style:text-properties officeooo:rsid="00153f28"/>
    </style:style>
    <style:style style:name="T2" style:family="text">
      <style:text-properties officeooo:rsid="00074664"/>
    </style:style>
    <style:style style:name="T3" style:family="text">
      <style:text-properties officeooo:rsid="0018eb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tos y Heroes </text:p>
      <text:p text:style-name="P1"/>
      <text:p text:style-name="P3">Intro</text:p>
      <text:list xml:id="list3590738751" text:style-name="L1">
        <text:list-item>
          <text:p text:style-name="P5">Définition</text:p>
          <text:list>
            <text:list-item>
              <text:p text:style-name="P6">Mythe</text:p>
              <text:list>
                <text:list-item>
                  <text:p text:style-name="P7">On parle de quelque chose d’existant qui est déformé dans un sens positif, utopique, imaginaire, pour embellir la réalité</text:p>
                </text:list-item>
                <text:list-item>
                  <text:p text:style-name="P7">Ça peut aussi être totalement imaginaire, sans partir de quelque chose de réel</text:p>
                </text:list-item>
              </text:list>
            </text:list-item>
            <text:list-item>
              <text:p text:style-name="P6">Héro</text:p>
              <text:list>
                <text:list-item>
                  <text:p text:style-name="P8">Peut faire référence à un personnage fictif ou réel qui a marqué la tradition, l’histoire, ou la vie quotidienne</text:p>
                </text:list-item>
                <text:list-item>
                  <text:p text:style-name="P8">Qu’ils soient réels ou fictifs, les héros ont réalisés des exploits</text:p>
                </text:list-item>
                <text:list-item>
                  <text:p text:style-name="P8">Ils sont protagonistes d’une histoire</text:p>
                </text:list-item>
              </text:list>
            </text:list-item>
          </text:list>
        </text:list-item>
        <text:list-item>
          <text:p text:style-name="P10">Documents</text:p>
          <text:list>
            <text:list-item>
              <text:p text:style-name="P11">Doc <text:span text:style-name="T1">2</text:span> p. 69</text:p>
            </text:list-item>
            <text:list-item>
              <text:p text:style-name="P12">Doc A p. 70</text:p>
            </text:list-item>
            <text:list-item>
              <text:p text:style-name="P12">Doc A p. 72</text:p>
            </text:list-item>
          </text:list>
        </text:list-item>
        <text:list-item>
          <text:p text:style-name="P10">Problématique</text:p>
          <text:list>
            <text:list-item>
              <text:p text:style-name="P11"/>
            </text:list-item>
          </text:list>
        </text:list-item>
      </text:list>
      <text:p text:style-name="P1"/>
      <text:p text:style-name="P2"/>
      <text:list xml:id="list3514459958" text:style-name="L2">
        <text:list-item>
          <text:p text:style-name="P16">Doc <text:span text:style-name="T1">2</text:span> p. 69</text:p>
          <text:list>
            <text:list-item>
              <text:p text:style-name="P17">Hay mucha gente</text:p>
            </text:list-item>
            <text:list-item>
              <text:p text:style-name="P17">En la cartel hay la estatua de la libertad con alambres</text:p>
              <text:list>
                <text:list-item>
                  <text:p text:style-name="P17">Estados Unidos, un país de libertad</text:p>
                </text:list-item>
                <text:list-item>
                  <text:p text:style-name="P17">Contra sentido</text:p>
                </text:list-item>
              </text:list>
            </text:list-item>
            <text:list-item>
              <text:p text:style-name="P17">Tienen rasgos físicos latinos, hispanoamericos</text:p>
              <text:p text:style-name="P17">(piel morena – pelo negro)</text:p>
              <text:list>
                <text:list-item>
                  <text:p text:style-name="P17">Población latínoamericana</text:p>
                </text:list-item>
              </text:list>
            </text:list-item>
            <text:list-item>
              <text:p text:style-name="P9">La estatua de la libertad → <text:span text:style-name="T2">Los EEUU = un país de libertad</text:span></text:p>
              <text:list>
                <text:list-item>
                  <text:p text:style-name="P9">Pero los inmigrantes manifestan para sus libertades</text:p>
                </text:list-item>
              </text:list>
              <text:p text:style-name="P18">→ La libertad en los EEUU es un mito</text:p>
            </text:list-item>
          </text:list>
        </text:list-item>
        <text:list-item>
          <text:p text:style-name="P19">Doc A p. 70</text:p>
          <text:list>
            <text:list-item>
              <text:p text:style-name="P22">Montevideo / Buenos Aires </text:p>
            </text:list-item>
            <text:list-item>
              <text:p text:style-name="P22">En Montevideo, son pobres. En BA, son ricos. </text:p>
            </text:list-item>
            <text:list-item>
              <text:p text:style-name="P22">Emigraban de Uruguay a Argentina (BA) <text:span text:style-name="T3">para ganar dinero</text:span></text:p>
              <text:list>
                <text:list-item>
                  <text:p text:style-name="P23">Heroes</text:p>
                </text:list-item>
              </text:list>
            </text:list-item>
            <text:list-item>
              <text:p text:style-name="P20">La migración de los monteños → sueño americano, Eldorado </text:p>
              <text:list>
                <text:list-item>
                  <text:p text:style-name="P20">Viven en chagolas </text:p>
                </text:list-item>
                <text:list-item>
                  <text:p text:style-name="P20">No tienen de qué comer </text:p>
                </text:list-item>
              </text:list>
              <text:p text:style-name="P20">Entonces este Eldorado es un mito </text:p>
            </text:list-item>
          </text:list>
        </text:list-item>
        <text:list-item>
          <text:p text:style-name="P13">Doc A p. 72</text:p>
          <text:list>
            <text:list-item>
              <text:p text:style-name="P22"/>
            </text:list-item>
            <text:list-item>
              <text:p text:style-name="P21">El policía es un antihéroe porqué no respecta su papel justiciero</text:p>
            </text:list-item>
            <text:list-item>
              <text:p text:style-name="P21">Héroes</text:p>
              <text:list>
                <text:list-item>
                  <text:p text:style-name="P21">Los inmigrantes quieren ir a EEUU para ganar dinero para vivir con sus familias</text:p>
                </text:list-item>
              </text:list>
            </text:list-item>
          </text:list>
        </text:list-item>
      </text:list>
      <text:p text:style-name="P14"/>
      <text:p text:style-name="P14"/>
      <text:p text:style-name="P24"/>
      <text:list xml:id="list967651460" text:style-name="L3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18:44.024000000</meta:creation-date>
    <dc:date>2019-05-16T22:34:06.540000000</dc:date>
    <meta:editing-duration>P1DT13H26M52S</meta:editing-duration>
    <meta:editing-cycles>5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42" meta:word-count="273" meta:character-count="1358" meta:non-whitespace-character-count="1156"/>
  </office:meta>
</office:document-meta>
</file>